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5E0000005ECD3186FD.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fill="gradient" draw:fill-color="#808080" draw:fill-gradient-name="Gradient_20_9" draw:textarea-horizontal-align="justify" draw:textarea-vertical-align="middle" draw:auto-grow-height="false" fo:min-height="0cm" fo:min-width="0cm"/>
    </style:style>
    <style:style style:name="gr2" style:family="graphic" style:parent-style-name="standard">
      <style:graphic-properties draw:fill="gradient" draw:fill-color="#c5000b" draw:fill-gradient-name="Gradient_20_7" draw:textarea-horizontal-align="justify" draw:textarea-vertical-align="middle" draw:auto-grow-height="false" fo:min-height="0cm" fo:min-width="0cm"/>
    </style:style>
    <style:style style:name="gr3" style:family="graphic" style:parent-style-name="standard">
      <style:graphic-properties draw:fill="gradient" draw:fill-gradient-name="Gradient_20_8" draw:textarea-horizontal-align="justify" draw:textarea-vertical-align="middle" draw:auto-grow-height="false" fo:min-height="0cm" fo:min-width="0cm"/>
    </style:style>
    <style:style style:name="gr4" style:family="graphic" style:parent-style-name="standard">
      <style:graphic-properties draw:fill="gradient" draw:fill-gradient-name="Gradient_20_12" draw:textarea-horizontal-align="justify" draw:textarea-vertical-align="middle" draw:auto-grow-height="false"/>
    </style:style>
    <style:style style:name="gr5" style:family="graphic" style:parent-style-name="standard">
      <style:graphic-properties draw:fill="gradient" draw:fill-color="#cfe7f5" draw:fill-gradient-name="Gradient_20_15" draw:textarea-horizontal-align="justify" draw:textarea-vertical-align="middle" draw:auto-grow-height="false"/>
    </style:style>
    <style:style style:name="gr6" style:family="graphic" style:parent-style-name="standard">
      <style:graphic-properties draw:fill="solid" draw:fill-color="#c0c0c0" style:repeat="repeat" draw:textarea-horizontal-align="justify" draw:textarea-vertical-align="middle" draw:auto-grow-height="false" draw:shadow="hidden"/>
    </style:style>
    <style:style style:name="gr7" style:family="graphic" style:parent-style-name="standard">
      <style:graphic-properties draw:fill="bitmap" draw:fill-image-name="Fiery" style:repeat="stretch" draw:textarea-horizontal-align="justify" draw:textarea-vertical-align="middle" draw:auto-grow-height="false"/>
    </style:style>
    <style:style style:name="gr8" style:family="graphic" style:parent-style-name="standard">
      <style:graphic-properties draw:fill="gradient" draw:fill-color="#cfe7f5" draw:fill-gradient-name="Gradient_20_16" draw:textarea-horizontal-align="justify" draw:textarea-vertical-align="middle" draw:auto-grow-height="false"/>
    </style:style>
    <style:style style:name="gr9" style:family="graphic" style:parent-style-name="standard">
      <style:graphic-properties draw:fill="hatch" draw:fill-color="#ffffcc" draw:fill-hatch-name="Schraffur_20_90_20_Grad_20_30mm" draw:fill-hatch-solid="true" style:repeat="stretch" draw:textarea-horizontal-align="justify" draw:textarea-vertical-align="middle" draw:auto-grow-height="false" draw:shadow="hidden"/>
    </style:style>
    <style:style style:name="gr10" style:family="graphic" style:parent-style-name="standard">
      <style:graphic-properties draw:fill="gradient" draw:fill-gradient-name="Gradient_20_9" style:repeat="stretch" draw:textarea-horizontal-align="justify" draw:textarea-vertical-align="middle" draw:auto-grow-height="false"/>
    </style:style>
    <style:style style:name="gr11" style:family="graphic" style:parent-style-name="standard">
      <style:graphic-properties draw:fill="gradient" draw:fill-color="#cfe7f5" draw:fill-gradient-name="Gradient_20_7" draw:textarea-horizontal-align="justify" draw:textarea-vertical-align="middle" draw:auto-grow-height="false"/>
    </style:style>
    <style:style style:name="gr12" style:family="graphic" style:parent-style-name="standard">
      <style:graphic-properties draw:fill="gradient" draw:fill-color="#ffffcc" draw:fill-gradient-name="Gradient_20_8" draw:fill-hatch-solid="true" style:repeat="stretch" draw:textarea-horizontal-align="justify" draw:textarea-vertical-align="middle" draw:auto-grow-height="false" draw:shadow="hidden"/>
    </style:style>
    <style:style style:name="gr13" style:family="graphic" style:parent-style-name="standard">
      <style:graphic-properties draw:fill="gradient" draw:fill-gradient-name="Gradient_20_17" style:repeat="stretch" draw:textarea-horizontal-align="justify" draw:textarea-vertical-align="middle" draw:auto-grow-height="false"/>
    </style:style>
    <style:style style:name="gr14" style:family="graphic" style:parent-style-name="standard">
      <style:graphic-properties draw:fill="bitmap" draw:fill-color="#cfe7f5" draw:fill-image-name="Fiery" style:repeat="stretch" draw:textarea-horizontal-align="justify" draw:textarea-vertical-align="middle" draw:auto-grow-height="false"/>
    </style:style>
    <style:style style:name="gr15" style:family="graphic" style:parent-style-name="standard">
      <style:graphic-properties draw:fill="gradient" draw:fill-color="#ffffcc" draw:fill-gradient-name="Gradient_20_7" draw:fill-hatch-solid="true" style:repeat="stretch" draw:textarea-horizontal-align="justify" draw:textarea-vertical-align="middle" draw:auto-grow-height="false" draw:shadow="hidden"/>
    </style:style>
    <style:style style:name="gr16" style:family="graphic" style:parent-style-name="standard">
      <style:graphic-properties draw:fill-color="#006b6b" draw:textarea-horizontal-align="justify" draw:textarea-vertical-align="middle" draw:auto-grow-height="false"/>
    </style:style>
    <style:style style:name="gr17" style:family="graphic" style:parent-style-name="standard">
      <style:graphic-properties draw:fill="gradient" draw:fill-gradient-name="Gradient_20_11" draw:textarea-horizontal-align="justify" draw:textarea-vertical-align="middle" draw:auto-grow-height="false"/>
    </style:style>
    <style:style style:name="gr18" style:family="graphic" style:parent-style-name="standard">
      <style:graphic-properties draw:fill="solid" draw:fill-color="#4c4c4c" draw:textarea-horizontal-align="justify" draw:textarea-vertical-align="middle" draw:auto-grow-height="false"/>
    </style:style>
    <style:style style:name="gr19" style:family="graphic" style:parent-style-name="standard">
      <style:graphic-properties draw:fill="hatch" draw:fill-color="#804c19" draw:fill-hatch-name="Black_20_0_20_Degrees" draw:fill-hatch-solid="true" draw:textarea-horizontal-align="justify" draw:textarea-vertical-align="middle" draw:auto-grow-height="false"/>
    </style:style>
    <style:style style:name="gr20" style:family="graphic" style:parent-style-name="standard">
      <style:graphic-properties draw:stroke="none" svg:stroke-color="#000000" draw:fill="none" draw:fill-color="#ffffff" fo:min-height="0.65cm"/>
    </style:style>
    <style:style style:name="gr21" style:family="graphic" style:parent-style-name="standard">
      <style:graphic-properties draw:fill-color="#4c4c4c" draw:textarea-horizontal-align="justify" draw:textarea-vertical-align="middle" draw:auto-grow-height="false"/>
    </style:style>
    <style:style style:name="gr22" style:family="graphic" style:parent-style-name="standard">
      <style:graphic-properties draw:fill="gradient" draw:fill-color="#804c19" draw:fill-gradient-name="Gradient_20_23" draw:textarea-horizontal-align="justify" draw:textarea-vertical-align="middle" draw:auto-grow-height="false"/>
    </style:style>
    <style:style style:name="gr23" style:family="graphic" style:parent-style-name="standard">
      <style:graphic-properties draw:fill="gradient" draw:fill-color="#ff950e" draw:fill-gradient-name="Gradient_20_10" draw:textarea-horizontal-align="justify" draw:textarea-vertical-align="middle" draw:auto-grow-height="false"/>
    </style:style>
    <style:style style:name="gr24" style:family="graphic" style:parent-style-name="standard">
      <style:graphic-properties draw:fill="solid" draw:fill-color="#808080" style:repeat="stretch" draw:textarea-horizontal-align="justify" draw:textarea-vertical-align="middle" draw:auto-grow-height="false" draw:shadow="hidden"/>
    </style:style>
    <style:style style:name="gr25" style:family="graphic" style:parent-style-name="standard">
      <style:graphic-properties draw:fill="gradient" draw:fill-color="#cfe7f5" draw:fill-gradient-name="Gradient_20_25" draw:textarea-vertical-align="middle" draw:auto-grow-height="false" fo:min-height="0.749cm" fo:min-width="0.499cm" draw:shadow="hidden"/>
    </style:style>
    <style:style style:name="P1" style:family="paragraph">
      <style:paragraph-properties fo:text-align="center"/>
    </style:style>
    <style:style style:name="P2" style:family="paragraph">
      <style:text-properties fo:font-family="Lindsey" style:font-family-generic="script" style:font-pitch="variable"/>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1" draw:layer="layout" svg:width="3.8cm" svg:height="3.8cm" svg:x="1cm" svg:y="2.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layer="layout" svg:width="1.4cm" svg:height="1.4cm" svg:x="3.1cm" svg:y="2.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layer="layout" svg:width="1.4cm" svg:height="0.7cm" svg:x="1.3cm" svg:y="3.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1" draw:layer="layout" svg:width="3.2cm" svg:height="0.9cm" svg:x="1.3cm" svg:y="4.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1" draw:layer="layout" svg:width="3.8cm" svg:height="3.8cm" svg:x="10.5cm" svg:y="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 draw:text-style-name="P1" draw:layer="layout" svg:width="1.475cm" svg:height="0.687cm" draw:transform="rotate (0.254469004940725) translate (11.6cm 3.33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gr6" draw:text-style-name="P1" draw:layer="layout" svg:width="2.596cm" svg:height="0.899cm" svg:x="10.603cm" svg:y="4.8cm" svg:viewBox="0 0 2597 900" svg:d="m0 36c227-23 479-36 747-36 1049 0 1850 195 1850 450s-801 450-1850 450c-47 0-94 0-140-1-278-219-490-516-607-863z">
          <text:p/>
        </draw:path>
        <draw:custom-shape draw:style-name="gr7" draw:text-style-name="P1" draw:layer="layout" svg:width="3.8cm" svg:height="3.8cm" svg:x="15cm" svg:y="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 draw:text-style-name="P1" draw:layer="layout" svg:width="1.475cm" svg:height="0.687cm" draw:transform="rotate (0.254469004940725) translate (16.1cm 3.33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gr9" draw:text-style-name="P1" draw:layer="layout" svg:width="2.596cm" svg:height="0.899cm" svg:x="15.103cm" svg:y="4.8cm" svg:viewBox="0 0 2597 900" svg:d="m0 36c227-23 479-36 747-36 1049 0 1850 195 1850 450s-801 450-1850 450c-47 0-94 0-140-1-278-219-490-516-607-863z">
          <text:p/>
        </draw:path>
        <draw:custom-shape draw:style-name="gr10" draw:text-style-name="P1" draw:layer="layout" svg:width="3.8cm" svg:height="3.8cm" svg:x="10.5cm" svg:y="6.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 draw:text-style-name="P1" draw:layer="layout" svg:width="1.475cm" svg:height="0.687cm" draw:transform="rotate (0.254469004940725) translate (11.6cm 7.53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gr12" draw:text-style-name="P1" draw:layer="layout" svg:width="2.596cm" svg:height="0.899cm" svg:x="10.603cm" svg:y="9cm" svg:viewBox="0 0 2597 900" svg:d="m0 36c227-23 479-36 747-36 1049 0 1850 195 1850 450s-801 450-1850 450c-47 0-94 0-140-1-278-219-490-516-607-863z">
          <text:p/>
        </draw:path>
        <draw:custom-shape draw:style-name="gr13" draw:text-style-name="P1" draw:layer="layout" svg:width="3.8cm" svg:height="3.8cm" svg:x="15cm" svg:y="6.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 draw:text-style-name="P1" draw:layer="layout" svg:width="1.475cm" svg:height="0.687cm" draw:transform="rotate (0.254469004940725) translate (16.1cm 7.53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gr15" draw:text-style-name="P1" draw:layer="layout" svg:width="2.596cm" svg:height="0.899cm" svg:x="15.103cm" svg:y="9cm" svg:viewBox="0 0 2597 900" svg:d="m0 36c227-23 479-36 747-36 1049 0 1850 195 1850 450s-801 450-1850 450c-47 0-94 0-140-1-278-219-490-516-607-863z">
          <text:p/>
        </draw:path>
        <draw:custom-shape draw:style-name="gr16" draw:text-style-name="P1" draw:layer="layout" svg:width="3.5cm" svg:height="3.5cm" svg:x="1cm" svg:y="16.3cm">
          <text:p/>
          <draw:enhanced-geometry svg:viewBox="0 0 21600 21600" draw:type="block-arc" draw:modifiers="180 54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17" draw:text-style-name="P1" draw:layer="layout" svg:width="3.5cm" svg:height="3.5cm" svg:x="1.019cm" svg:y="13.4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1" draw:layer="layout" svg:width="1.5cm" svg:height="1.5cm" svg:x="1.52cm" svg:y="14.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1" draw:layer="layout" svg:width="4cm" svg:height="1.2cm" svg:x="2.1cm" svg:y="14.5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0" draw:text-style-name="P2" draw:layer="layout" svg:width="3.5cm" svg:height="1.123cm" svg:x="1.5cm" svg:y="1.128cm">
          <draw:text-box>
            <text:p text:style-name="P2">FRANK</text:p>
          </draw:text-box>
        </draw:frame>
        <draw:frame draw:style-name="gr20" draw:text-style-name="P2" draw:layer="layout" svg:width="3.4cm" svg:height="1.123cm" svg:x="13cm" svg:y="1.028cm">
          <draw:text-box>
            <text:p text:style-name="P2">ENEMIES</text:p>
          </draw:text-box>
        </draw:frame>
        <draw:frame draw:style-name="gr20" draw:text-style-name="P2" draw:layer="layout" svg:width="4.5cm" svg:height="1.995cm" svg:x="0.9cm" svg:y="11.4cm">
          <draw:text-box>
            <text:p text:style-name="P2">TOWER (ENEMY)</text:p>
          </draw:text-box>
        </draw:frame>
        <draw:custom-shape draw:style-name="gr21" draw:text-style-name="P1" draw:layer="layout" svg:width="3.5cm" svg:height="3.5cm" svg:x="6.7cm" svg:y="16.3cm">
          <text:p/>
          <draw:enhanced-geometry svg:viewBox="0 0 21600 21600" draw:type="block-arc" draw:modifiers="180 54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22" draw:text-style-name="P1" draw:layer="layout" svg:width="3.5cm" svg:height="3.5cm" svg:x="6.719cm" svg:y="13.4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1" draw:layer="layout" svg:width="1.5cm" svg:height="1.5cm" svg:x="7.22cm" svg:y="14.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1" draw:layer="layout" svg:width="4cm" svg:height="1.2cm" svg:x="7.8cm" svg:y="14.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1" draw:layer="layout" svg:width="1.086cm" svg:height="2.378cm" draw:transform="skewX (0.0289724655831004) rotate (1.58720242176334) translate (14.139cm 15.703cm)">
          <text:p/>
          <draw:enhanced-geometry svg:viewBox="0 0 21600 21600" draw:mirror-horizontal="false" draw:mirror-vertical="fals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4" draw:text-style-name="P1" draw:layer="layout" svg:width="1.1cm" svg:height="1.1cm" svg:x="15.917cm" svg:y="14.6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1" draw:layer="layout" svg:width="1.2cm" svg:height="1.1cm" svg:x="18.1cm" svg:y="14.7cm">
          <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25" draw:text-style-name="P1" draw:layer="layout" svg:width="2.4cm" svg:height="1.2cm" svg:x="14.7cm" svg:y="16.3cm">
          <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officeooo:annotation svg:x="0cm" svg:y="0cm">
          <dc:creator>Lukas Möring</dc:creator>
          <dc:date>2014-09-04T08:58:39</dc:date>
          <text:p>Erste Grafikversuche: Entitys</text:p>
        </officeooo:annotation>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10" draw:display-name="Gradient 10" draw:style="axial" draw:start-color="#ffff00" draw:end-color="#dc2300" draw:start-intensity="100%" draw:end-intensity="100%" draw:angle="0" draw:border="55%"/>
    <draw:gradient draw:name="Gradient_20_11" draw:display-name="Gradient 11" draw:style="radial" draw:cx="50%" draw:cy="50%" draw:start-color="#355e00" draw:end-color="#5c8526" draw:start-intensity="100%" draw:end-intensity="100%" draw:border="35%"/>
    <draw:gradient draw:name="Gradient_20_12" draw:display-name="Gradient 12" draw:style="radial" draw:cx="50%" draw:cy="50%" draw:start-color="#355e00" draw:end-color="#5c8526" draw:start-intensity="100%" draw:end-intensity="100%" draw:border="0%"/>
    <draw:gradient draw:name="Gradient_20_15" draw:display-name="Gradient 15" draw:style="radial" draw:cx="30%" draw:cy="30%" draw:start-color="#4c4c4c" draw:end-color="#b84747" draw:start-intensity="100%" draw:end-intensity="100%" draw:border="20%"/>
    <draw:gradient draw:name="Gradient_20_16" draw:display-name="Gradient 16" draw:style="radial" draw:cx="30%" draw:cy="30%" draw:start-color="#333333" draw:end-color="#ff3333" draw:start-intensity="100%" draw:end-intensity="100%" draw:border="20%"/>
    <draw:gradient draw:name="Gradient_20_17" draw:display-name="Gradient 17" draw:style="square" draw:cx="50%" draw:cy="50%" draw:start-color="#666666" draw:end-color="#4c4c4c" draw:start-intensity="100%" draw:end-intensity="100%" draw:angle="2700" draw:border="0%"/>
    <draw:gradient draw:name="Gradient_20_23" draw:display-name="Gradient 23" draw:style="radial" draw:cx="50%" draw:cy="50%" draw:start-color="#314004" draw:end-color="#355e00" draw:start-intensity="100%" draw:end-intensity="100%" draw:border="0%"/>
    <draw:gradient draw:name="Gradient_20_25" draw:display-name="Gradient 25" draw:style="linear" draw:start-color="#dc2300" draw:end-color="#ffff00" draw:start-intensity="100%" draw:end-intensity="100%" draw:angle="900" draw:border="50%"/>
    <draw:gradient draw:name="Gradient_20_7" draw:display-name="Gradient 7" draw:style="ellipsoid" draw:cx="50%" draw:cy="50%" draw:start-color="#000000" draw:end-color="#c5000b" draw:start-intensity="100%" draw:end-intensity="100%" draw:angle="0" draw:border="0%"/>
    <draw:gradient draw:name="Gradient_20_8" draw:display-name="Gradient 8" draw:style="axial" draw:start-color="#666666" draw:end-color="#000000" draw:start-intensity="100%" draw:end-intensity="100%" draw:angle="0" draw:border="50%"/>
    <draw:gradient draw:name="Gradient_20_9" draw:display-name="Gradient 9" draw:style="square" draw:cx="50%" draw:cy="50%" draw:start-color="#808080" draw:end-color="#999999" draw:start-intensity="100%" draw:end-intensity="100%" draw:angle="2700" draw:border="0%"/>
    <draw:hatch draw:name="Black_20_0_20_Degrees" draw:display-name="Black 0 Degrees" draw:style="single" draw:color="#000000" draw:distance="0.102cm" draw:rotation="0"/>
    <draw:hatch draw:name="Schraffur_20_90_20_Grad_20_30mm" draw:display-name="Schraffur 90 Grad 30mm" draw:style="single" draw:color="#000000" draw:distance="0.3cm" draw:rotation="900"/>
    <draw:fill-image draw:name="Fiery" xlink:href="Pictures/100000000000005E0000005ECD3186FD.png" xlink:type="simple" xlink:show="embed" xlink:actuate="onLoad"/>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de" fo:country="DE"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WenQuanYi Micro Hei'"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initial-creator>Lukas Möring</meta:initial-creator>
    <meta:creation-date>2014-09-04T07:26:39</meta:creation-date>
    <dc:date>2014-09-04T17:08:32.91</dc:date>
    <meta:editing-duration>PT06H25M05S</meta:editing-duration>
    <meta:editing-cycles>6</meta:editing-cycles>
    <meta:generator>OpenOffice.org/3.2$Win32 OpenOffice.org_project/320m12$Build-9483</meta:generator>
    <meta:document-statistic meta:object-count="31"/>
  </office:meta>
</office:document-meta>
</file>